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215000002A8243D187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4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5.3cm" svg:height="3.669cm" svg:x="2.4cm" svg:y="13.6cm">
          <draw:text-box>
            <text:p text:style-name="P1"><text:span text:style-name="T1">“</text:span><text:span text:style-name="T1">Ruby on Rails is an open-source web framework that's optimized for programmer happiness and sustainable productivity. It lets you write beautiful code by favouring convention over configuration.”</text:span></text:p>
            <text:p text:style-name="P2"><text:span text:style-name="T2"/></text:p>
          </draw:text-box>
        </draw:frame>
        <draw:frame draw:style-name="gr2" draw:layer="layout" svg:width="4.515cm" svg:height="0.962cm" svg:x="22.685cm" svg:y="17.138cm">
          <draw:text-box>
            <text:p>– rails website</text:p>
          </draw:text-box>
        </draw:frame>
        <draw:frame draw:style-name="gr3" draw:text-style-name="P4" draw:layer="layout" svg:width="8.011cm" svg:height="10.221cm" svg:x="10.989cm" svg:y="1.8cm">
          <draw:image xlink:href="Pictures/1000020100000215000002A8243D18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ry </meta:initial-creator>
    <meta:creation-date>2012-06-25T23:32:20</meta:creation-date>
    <dc:date>2012-06-26T00:10:58</dc:date>
    <dc:creator>harry </dc:creator>
    <meta:editing-duration>P0D</meta:editing-duration>
    <meta:editing-cycles>2</meta:editing-cycles>
    <meta:generator>LibreOffice/3.5$Linux_X86_64 LibreOffice_project/350m1$Build-2</meta:generator>
    <meta:printed-by>harry </meta:printed-by>
    <meta:print-date>2012-06-25T23:39:41</meta:print-date>
    <meta:document-statistic meta:object-count="3"/>
  </office:meta>
</office:document-meta>
</file>